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513cm" svg:y1="1.902cm" svg:x2="2.613cm" svg:y2="6.902cm">
          <text:p/>
        </draw:line>
        <draw:line draw:style-name="gr1" draw:text-style-name="P1" draw:layer="layout" svg:x1="2.613cm" svg:y1="6.902cm" svg:x2="6.513cm" svg:y2="6.902cm">
          <text:p/>
        </draw:line>
        <draw:line draw:style-name="gr1" draw:text-style-name="P1" draw:layer="layout" svg:x1="6.513cm" svg:y1="5.902cm" svg:x2="6.513cm" svg:y2="6.902cm">
          <text:p/>
        </draw:line>
        <draw:line draw:style-name="gr1" draw:text-style-name="P1" draw:layer="layout" svg:x1="6.513cm" svg:y1="5.903cm" svg:x2="9.636cm" svg:y2="5.903cm">
          <text:p/>
        </draw:line>
        <draw:line draw:style-name="gr1" draw:text-style-name="P1" draw:layer="layout" svg:x1="6.517cm" svg:y1="1.902cm" svg:x2="9.636cm" svg:y2="5.903cm">
          <text:p/>
        </draw:line>
        <draw:frame draw:style-name="gr2" draw:text-style-name="P2" draw:layer="layout" svg:width="3.279cm" svg:height="0.962cm" svg:x="11.013cm" svg:y="1.002cm">
          <draw:text-box>
            <text:p># вершин</text:p>
          </draw:text-box>
        </draw:frame>
        <draw:frame draw:style-name="gr2" draw:text-style-name="P2" draw:layer="layout" svg:width="3.851cm" svg:height="0.962cm" svg:x="15.914cm" svg:y="1.002cm">
          <draw:text-box>
            <text:p>T(SiftDown)</text:p>
          </draw:text-box>
        </draw:frame>
        <draw:frame draw:style-name="gr2" draw:text-style-name="P2" draw:layer="layout" svg:width="0.853cm" svg:height="1.673cm" svg:x="12.16cm" svg:y="1.84cm">
          <draw:text-box>
            <text:p>1</text:p>
            <text:p>2</text:p>
          </draw:text-box>
        </draw:frame>
        <draw:frame draw:style-name="gr3" draw:text-style-name="P3" draw:layer="layout" svg:width="1.942cm" svg:height="0.779cm" svg:x="11.462cm" svg:y="5.43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.897cm" svg:height="0.779cm" svg:x="11.462cm" svg:y="6.33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14cm" svg:height="0.613cm" svg:x="12.214cm" svg:y="3.93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1.801cm" svg:height="0.878cm" svg:x="16.962cm" svg:y="1.8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614cm" svg:height="0.613cm" svg:x="17.414cm" svg:y="3.9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853cm" svg:height="1.673cm" svg:x="17.213cm" svg:y="5.429cm">
          <draw:text-box>
            <text:p>2</text:p>
            <text:p>1</text:p>
          </draw:text-box>
        </draw:frame>
        <draw:frame draw:style-name="gr3" draw:text-style-name="P3" draw:layer="layout" svg:width="14.451cm" svg:height="1.761cm" svg:x="1.6cm" svg:y="7.73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5T12:26:39.360000000</meta:creation-date>
    <dc:date>2021-11-25T12:27:13.324000000</dc:date>
    <meta:editing-duration>PT34S</meta:editing-duration>
    <meta:editing-cycles>1</meta:editing-cycles>
    <meta:document-statistic meta:object-count="15"/>
    <meta:generator>LibreOffice/5.4.3.2$Windows_X86_64 LibreOffice_project/92a7159f7e4af62137622921e809f8546db437e5</meta:generator>
  </office:meta>
</office:document-meta>
</file>

<file path=Object 1/content.xml><?xml version="1.0" encoding="utf-8"?>
<math xmlns="http://www.w3.org/1998/Math/MathML" display="block">
  <semantics>
    <mrow>
      <mspace width="0.5em"/>
      <mo stretchy="false">⩽</mo>
      <mrow>
        <mi>n</mi>
        <mo stretchy="false">/</mo>
        <mn>4</mn>
      </mrow>
    </mrow>
    <annotation encoding="StarMath 5.0">` leslant n/4</annotation>
  </semantics>
</math>
</file>

<file path=Object 2/content.xml><?xml version="1.0" encoding="utf-8"?>
<math xmlns="http://www.w3.org/1998/Math/MathML" display="block">
  <semantics>
    <mrow>
      <mspace width="0.5em"/>
      <mo stretchy="false">⩽</mo>
      <mrow>
        <mi>n</mi>
        <mo stretchy="false">/</mo>
        <mn>2</mn>
      </mrow>
    </mrow>
    <annotation encoding="StarMath 5.0">` leslant n/2</annotation>
  </semantics>
</math>
</file>

<file path=Object 3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4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5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 mathvariant="italic">BuildHeap</mi>
          </mrow>
          <mo fence="true" stretchy="false">)</mo>
        </mrow>
        <mo stretchy="false">⩽</mo>
        <mrow>
          <mrow>
            <mfrac>
              <mi>n</mi>
              <mn>2</mn>
            </mfrac>
            <mo stretchy="false">⋅</mo>
            <mn>1</mn>
          </mrow>
          <mo stretchy="false">+</mo>
          <mrow>
            <mfrac>
              <mi>n</mi>
              <mn>4</mn>
            </mfrac>
            <mo stretchy="false">⋅</mo>
            <mn>2</mn>
          </mrow>
          <mo stretchy="false">+</mo>
          <mrow>
            <mfrac>
              <mi>n</mi>
              <mn>8</mn>
            </mfrac>
            <mo stretchy="false">⋅</mo>
            <mn>3</mn>
          </mrow>
          <mo stretchy="false">+</mo>
          <mo stretchy="false">…</mo>
        </mrow>
        <mo stretchy="false">⩽</mo>
        <mrow>
          <mi>n</mi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 mathvariant="normal">∞</mi>
            </munderover>
            <mfrac>
              <mi>i</mi>
              <msup>
                <mn>2</mn>
                <mi>i</mi>
              </msup>
            </mfrac>
          </mrow>
        </mrow>
        <mo stretchy="false">=</mo>
        <mn>2</mn>
      </mrow>
      <mi>n</mi>
    </mrow>
    <annotation encoding="StarMath 5.0">T( BuildHeap) leslant {n} over {2} cdot 1 + {n} over {4} cdot 2 + n over 8 cdot 3 + dotslow leslant n cdot sum from i=1 to infinity {i over 2^i} = 2n</annotation>
  </semantics>
</math>
</file>